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May 31, 2021 (06:38: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We will use the example shown in lecture.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 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 using CTRL + z to “undo” your operation.</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 using CTRL + z.</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 using CTRL + z.</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 You can use the <text:a xlink:type="simple" xlink:href="https://docs.microsoft.com/en-us/visualstudio/ide/reference/rename?view=vs-2019" office:name=""><text:span text:style-name="Definition">symbol refactoring</text:span></text:a> feature of C# to do so. If you are having difficulty finding this feature, look for <text:span text:style-name="NormalTok">rename</text:span>, or check these links for <text:a xlink:type="simple" xlink:href="https://www.monodevelop.com/documentation/feature-list/refactoring/#rename" office:name=""><text:span text:style-name="Definition">Mono</text:span></text:a> and <text:a xlink:type="simple" xlink:href="https://www.jetbrains.com/help/rider/Refactorings__Rename.html" office:name=""><text:span text:style-name="Definition">Rider</text:span></text:a>. 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8:38:24Z</meta:creation-date>
    <dc:date>2021-05-31T18:38:24Z</dc:date>
    <meta:user-defined meta:name="date" meta:value-type="string">May  31, 2021 (06:38: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